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ngelog för EPG-widgeten</text:h>
      <text:p text:style-name="Standard">Läs så här:</text:p>
      <text:list text:style-name="L3">
        <text:list-item>
          <text:p text:style-name="P1">Beskrivning av gjord ändring. (buggnummer om sådant finnes)</text:p>
        </text:list-item>
      </text:list>
      <text:h text:style-name="Heading_20_3" text:outline-level="3">20080324</text:h>
      <text:list text:style-name="L1">
        <text:list-item>
          <text:p text:style-name="P2">Nedladdning av listan med kanaler från servern sker nu automatiskt vid första uppstart om listan saknas.</text:p>
        </text:list-item>
        <text:list-item>
          <text:p text:style-name="P2">Grabbern kräver nu inte längre att användarnamnet är gusax840 för att funka :-)</text:p>
        </text:list-item>
        <text:list-item>
          <text:p text:style-name="P2">Grabbern installeras nu när man startar widgeten för första gången. (31)</text:p>
        </text:list-item>
      </text:list>
      <text:h text:style-name="Heading_20_3" text:outline-level="3">20080302</text:h>
      <text:p text:style-name="Text_20_body">Första versio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color="#000000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a xlink:type="simple" xlink:href="http://epgwidget.googlecode.com/"><text:span text:style-name="T1">http://epgwidget.googlecode.com</text:span></text:a></text:p>
      </style:header>
      <style:footer>
        <text:p text:style-name="P1"><text:s/>gustav.axelsson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Axelsson</meta:initial-creator>
    <meta:creation-date>2008-03-24T09:53:01</meta:creation-date>
    <dc:creator>Gustav Axelsson</dc:creator>
    <dc:date>2008-03-24T12:07:29</dc:date>
    <dc:language>sv-SE</dc:language>
    <meta:editing-cycles>6</meta:editing-cycles>
    <meta:editing-duration>PT2H14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62" meta:character-count="441"/>
  </office:meta>
</office:document-meta>
</file>